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fd32" officeooo:paragraph-rsid="001afd32"/>
    </style:style>
    <style:style style:name="P2" style:family="paragraph" style:parent-style-name="Standard">
      <style:text-properties officeooo:rsid="001afd32" officeooo:paragraph-rsid="001afd32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bb51c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d Enqueue(struct urb *urb)</text:p>
      <text:p text:style-name="P1">{</text:p>
      <text:p text:style-name="P1"><text:s text:c="8"/>struct queue *newNode;</text:p>
      <text:p text:style-name="P1"><text:s text:c="8"/>unsigned long Enq_flag;</text:p>
      <text:p text:style-name="P1"><text:s text:c="8"/>int ret;</text:p>
      <text:p text:style-name="P1"><text:s text:c="8"/>newNode = kzalloc(sizeof(struct queue),GFP_KERNEL);</text:p>
      <text:p text:style-name="P1"><text:s text:c="8"/>newNode-&gt;dp_urb = urb;</text:p>
      <text:p text:style-name="P1"><text:s text:c="8"/>newNode-&gt;next = NULL;</text:p>
      <text:p text:style-name="P1">/*</text:p>
      <text:p text:style-name="P1">spin_lock_irqsave(&amp;my_lock, Eq_flag);</text:p>
      <text:p text:style-name="P1"><text:s text:c="8"/>list_add_tail(&amp;(newNode-&gt;list),&amp;(queue_list-&gt;list));</text:p>
      <text:p text:style-name="P1">spin_unlock_irqrestore(&amp;my_lock,Eq_flag);</text:p>
      <text:p text:style-name="P1">*/</text:p>
      <text:p text:style-name="P1"></text:p>
      <text:p text:style-name="P1"><text:s text:c="8"/>if(front == NULL){</text:p>
      <text:p text:style-name="P1"><text:s text:c="16"/>spin_lock_irqsave(&amp;my_irqlock, Enq_flag);</text:p>
      <text:p text:style-name="P1"><text:s text:c="16"/>front = newNode;</text:p>
      <text:p text:style-name="P1"><text:s text:c="16"/>spin_unlock_irqrestore(&amp;my_irqlock, Enq_flag);</text:p>
      <text:p text:style-name="P1"></text:p>
      <text:p text:style-name="P1"><text:s text:c="16"/>for (n = 0; n &lt; front-&gt;dp_urb-&gt;number_of_packets; ++n) {</text:p>
      <text:p text:style-name="P1"><text:s text:c="24"/>if((front-&gt;dp_urb-&gt;iso_frame_desc[n].actual_length) !=0){</text:p>
      <text:p text:style-name="P1"><text:s text:c="32"/>printk("%s:%d:if---&gt;front actual_length:%d\n",__func__,__LINE__</text:p>
      <text:p text:style-name="P1"><text:s text:c="40"/>,front-&gt;dp_urb-&gt;iso_frame_desc[n].actual_length);</text:p>
      <text:p text:style-name="P1"><text:s text:c="24"/>}</text:p>
      <text:p text:style-name="P1"><text:s text:c="16"/>}</text:p>
      <text:p text:style-name="P1"><text:s text:c="8"/>}</text:p>
      <text:p text:style-name="P1"><text:s text:c="8"/>else</text:p>
      <text:p text:style-name="P1"><text:s text:c="8"/>{</text:p>
      <text:p text:style-name="P1"><text:s text:c="16"/>struct queue *temp = front;</text:p>
      <text:p text:style-name="P1"><text:s text:c="16"/>while(temp-&gt;next != NULL)</text:p>
      <text:p text:style-name="P1"><text:s text:c="24"/>temp = temp-&gt;next;</text:p>
      <text:p text:style-name="P1"></text:p>
      <text:p text:style-name="P1"><text:s text:c="16"/>spin_lock_irqsave(&amp;my_irqlock, Enq_flag);</text:p>
      <text:p text:style-name="P1"><text:s text:c="16"/>temp-&gt;next = newNode;</text:p>
      <text:p text:style-name="P1"><text:s text:c="16"/>spin_unlock_irqrestore(&amp;my_irqlock, Enq_flag);</text:p>
      <text:p text:style-name="P1"><text:tab/><text:tab/>printk("%s:%d:else---&gt;\n",__func__,__LINE__);</text:p>
      <text:p text:style-name="P1"><text:s text:c="16"/>for (n = 0; n &lt; temp-&gt;dp_urb-&gt;number_of_packets; ++n) {</text:p>
      <text:p text:style-name="P1"><text:s text:c="24"/>if((temp-&gt;dp_urb-&gt;iso_frame_desc[n].actual_length) !=0){</text:p>
      <text:p text:style-name="P1"><text:s text:c="32"/>printk("%s:%d:else---&gt;temp actual_length:%d\n",__func__,__LINE__</text:p>
      <text:p text:style-name="P1"><text:s text:c="48"/>,temp-&gt;dp_urb-&gt;iso_frame_desc[n].actual_length);</text:p>
      <text:p text:style-name="P1"><text:s text:c="24"/>}</text:p>
      <text:p text:style-name="P1"><text:s text:c="16"/>}</text:p>
      <text:p text:style-name="P1"></text:p>
      <text:p text:style-name="P1"><text:s text:c="8"/>}</text:p>
      <text:p text:style-name="P1">/********************************************************************/</text:p>
      <text:p text:style-name="P1"><text:s text:c="32"/>if ((ret = usb_submit_urb(tail-&gt;dp_urb, GFP_ATOMIC)) &lt; 0) {</text:p>
      <text:p text:style-name="P1"><text:s text:c="40"/>printk(KERN_ERR "Failed to resubmit video URB %d\n",ret);</text:p>
      <text:p text:style-name="P1"><text:s text:c="32"/>}</text:p>
      <text:p text:style-name="P1"><text:span text:style-name="T1">/*Hear we canot submit the URB to core , because the it will over write the URB data and core and thread function will access the same urb .</text:span>*/</text:p>
      <text:p text:style-name="P1"/>
      <text:p text:style-name="P1">/**********************************************************************/</text:p>
      <text:p text:style-name="P1"><text:soft-page-break/></text:p>
      <text:p text:style-name="P1"/>
      <text:p text:style-name="P1"><text:s text:c="8"/>flag =1;</text:p>
      <text:p text:style-name="P1"><text:s text:c="8"/>wake_up_interruptible(&amp;wq);</text:p>
      <text:p text:style-name="P1"></text:p>
      <text:p text:style-name="P1">}</text:p>
      <text:p text:style-name="P1"/>
      <text:p text:style-name="P1">int threadfn_pop_queue(void *data )</text:p>
      <text:p text:style-name="P1">{ <text:s text:c="2"/>//write it into a file</text:p>
      <text:p text:style-name="P1"><text:s text:c="8"/>struct file *fp;</text:p>
      <text:p text:style-name="P1"><text:s text:c="8"/>loff_t pos = 0 ;</text:p>
      <text:p text:style-name="P1"><text:s text:c="8"/>unsigned long Dq_flag;</text:p>
      <text:p text:style-name="P1"><text:s text:c="8"/>fp = filp_open("/home/naveen/sample.yuv", O_WRONLY | O_CREAT | O_TRUNC , 0664);</text:p>
      <text:p text:style-name="P1"><text:s text:c="8"/>if(fp == NULL)</text:p>
      <text:p text:style-name="P1"><text:s text:c="16"/>printk(KERN_ALERT "filp_open error!!.\n");</text:p>
      <text:p text:style-name="P1"></text:p>
      <text:p text:style-name="P1"></text:p>
      <text:p text:style-name="P1"><text:s text:c="8"/>while (!kthread_should_stop())</text:p>
      <text:p text:style-name="P1"><text:tab/>{ <text:s text:c="6"/>//The thread cannot exit until the kthread_should_stop() function returns 1</text:p>
      <text:p text:style-name="P1"></text:p>
      <text:p text:style-name="P1"><text:s text:c="16"/>wait_event_interruptible(wq, flag == 1);</text:p>
      <text:p text:style-name="P1"><text:s text:c="16"/>flag=0;</text:p>
      <text:p text:style-name="P1"><text:s text:c="16"/>if(front == NULL)</text:p>
      <text:p text:style-name="P1"><text:s text:c="24"/>printk(KERN_ALERT "list is empty\n");</text:p>
      <text:p text:style-name="P1"></text:p>
      <text:p text:style-name="P1"><text:s text:c="16"/>else</text:p>
      <text:p text:style-name="P1"><text:s text:c="16"/>{</text:p>
      <text:p text:style-name="P1"><text:s text:c="24"/>while(front != NULL){</text:p>
      <text:p text:style-name="P1"><text:s text:c="32"/>struct queue *tail;</text:p>
      <text:p text:style-name="P1"><text:s text:c="32"/>int No_of_packets=0,k=0;</text:p>
      <text:p text:style-name="P1"><text:s text:c="32"/>loff_t current_pos = 0 ;</text:p>
      <text:p text:style-name="P1"><text:s text:c="32"/>spin_lock_irqsave(&amp;my_irqlock, Dq_flag); // it will disable the interrupts</text:p>
      <text:p text:style-name="P1"><text:s text:c="32"/>tail = front;</text:p>
      <text:p text:style-name="P1"><text:s text:c="32"/>spin_unlock_irqrestore(&amp;my_irqlock, Dq_flag);</text:p>
      <text:p text:style-name="P1"><text:s text:c="24"/>/*</text:p>
      <text:p text:style-name="P1"><text:s text:c="24"/>spin_lock_irqsave(&amp;my_lock, Dq_flag);</text:p>
      <text:p text:style-name="P1"><text:s text:c="24"/>tail = list_first_entry(&amp;(front-&gt;list),struct queue,list);</text:p>
      <text:p text:style-name="P1"><text:s text:c="24"/>spin_unlock_irqrestore(&amp;my_lock,Dq_flag);</text:p>
      <text:p text:style-name="P1"></text:p>
      <text:p text:style-name="P1"><text:s text:c="24"/>*/</text:p>
      <text:p text:style-name="P1"><text:s text:c="32"/>No_of_packets = tail-&gt;dp_urb-&gt;number_of_packets;</text:p>
      <text:p text:style-name="P1"><text:s text:c="32"/>printk("LINE:%d :No_of_packets:%d\n",__LINE__,tail-&gt;dp_urb-&gt;number_of_packets);</text:p>
      <text:p text:style-name="P1"><text:s text:c="32"/>for(k=0 ; k &lt; No_of_packets ; k++)</text:p>
      <text:p text:style-name="P1"><text:s text:c="32"/>{</text:p>
      <text:p text:style-name="P1"><text:s text:c="40"/>unsigned long int actual_len=0,len=0;</text:p>
      <text:p text:style-name="P1"><text:s text:c="40"/>int temp_len=1024;</text:p>
      <text:p text:style-name="P1"><text:s text:c="40"/>actual_len = tail-&gt;dp_urb-&gt;iso_frame_desc[k].actual_length;</text:p>
      <text:p text:style-name="P1"><text:s text:c="40"/>current_pos = tail-&gt;dp_urb-&gt;iso_frame_desc[k].offset;</text:p>
      <text:p text:style-name="P1"><text:s text:c="40"/>if((tail-&gt;dp_urb-&gt;iso_frame_desc[k].actual_length) !=0){</text:p>
      <text:p text:style-name="P1"><text:s text:c="48"/>printk("%s:%d:---&gt;tail actual_length:%d\n",</text:p>
      <text:p text:style-name="P1"><text:s text:c="40"/>__func__,__LINE__,tail-&gt;dp_urb-&gt;iso_frame_desc[k].actual_length);</text:p>
      <text:p text:style-name="P1"><text:soft-page-break/><text:s text:c="40"/>}</text:p>
      <text:p text:style-name="P1"><text:tab/><text:tab/><text:tab/> <text:s text:c="39"/>if((actual_len != 0) &amp;&amp;(actual_len != 12)){</text:p>
      <text:p text:style-name="P1"><text:s text:c="48"/>if(actual_len &lt;= temp_len){</text:p>
      <text:p text:style-name="P1"><text:s text:c="56"/>printk("%s:%dactual_len=%ld\n", __func__,__LINE__,actual_len);</text:p>
      <text:p text:style-name="P1"><text:s text:c="56"/>len = vfs_write(fp, (char *)(tail-&gt;dp_urb-&gt;transfer_buffer)+current_pos,</text:p>
      <text:p text:style-name="P1"><text:s text:c="72"/>actual_len, &amp;fp-&gt;f_pos);</text:p>
      <text:p text:style-name="P1"><text:s text:c="56"/>pos = pos+len;</text:p>
      <text:p text:style-name="P1"><text:s text:c="56"/>current_pos = current_pos + len;</text:p>
      <text:p text:style-name="P1"><text:s text:c="48"/>}</text:p>
      <text:p text:style-name="P1"><text:s text:c="48"/>else {</text:p>
      <text:p text:style-name="P1"><text:s text:c="56"/>while(actual_len != 0) {</text:p>
      <text:p text:style-name="P1"><text:s text:c="64"/>printk("%s:%dactual_len=%ld\n",__func__,__LINE__,actual_len);</text:p>
      <text:p text:style-name="P1"></text:p>
      <text:p text:style-name="P1"><text:s text:c="64"/>len = vfs_write(fp,(char*)(tail-&gt;dp_urb-&gt;transfer_buffer)+current_pos,</text:p>
      <text:p text:style-name="P1"><text:s text:c="80"/>temp_len, &amp;fp-&gt;f_pos);</text:p>
      <text:p text:style-name="P1"><text:s text:c="64"/>if (len &lt; 0) {</text:p>
      <text:p text:style-name="P1"><text:s text:c="72"/>printk(KERN_ERR "vfs_write failed\n");</text:p>
      <text:p text:style-name="P1"><text:s text:c="64"/>}</text:p>
      <text:p text:style-name="P1"><text:s text:c="64"/>actual_len = actual_len - len;</text:p>
      <text:p text:style-name="P1"><text:s text:c="64"/>if(actual_len &lt; temp_len)</text:p>
      <text:p text:style-name="P1"><text:s text:c="72"/>temp_len = actual_len;</text:p>
      <text:p text:style-name="P1"><text:s text:c="64"/>current_pos = current_pos + len;</text:p>
      <text:p text:style-name="P1"><text:s text:c="64"/>pos = pos + len;</text:p>
      <text:p text:style-name="P1"><text:s text:c="56"/>}</text:p>
      <text:p text:style-name="P1"><text:s text:c="48"/>}</text:p>
      <text:p text:style-name="P1"><text:s text:c="40"/>}</text:p>
      <text:p text:style-name="P1"><text:s text:c="32"/>}</text:p>
      <text:p text:style-name="P1">/********************************************************************/</text:p>
      <text:p text:style-name="P1"><text:s text:c="32"/>if ((ret = usb_submit_urb(tail-&gt;dp_urb, GFP_ATOMIC)) &lt; 0) {</text:p>
      <text:p text:style-name="P1"><text:s text:c="40"/>printk(KERN_ERR "Failed to resubmit video URB %d\n",ret);</text:p>
      <text:p text:style-name="P1"><text:s text:c="32"/>}</text:p>
      <text:p text:style-name="P1"><text:span text:style-name="T1">/* After writing in to a file we need to submit the URB to the CORE , because we ha</text:span><text:span text:style-name="T1">ve less No.of urb s.</text:span>*/</text:p>
      <text:p text:style-name="P2">/*After completeing the SUBNITing then only we can free that Node.*/</text:p>
      <text:p text:style-name="P1"/>
      <text:p text:style-name="P1">/**********************************************************************/</text:p>
      <text:p text:style-name="P1"><text:s text:c="32"/>spin_lock_irqsave(&amp;my_irqlock, Dq_flag); // it will disable the interrupts</text:p>
      <text:p text:style-name="P1"><text:s text:c="32"/>front = front-&gt;next;</text:p>
      <text:p text:style-name="P1"><text:s text:c="32"/>spin_unlock_irqrestore(&amp;my_irqlock, Dq_flag);</text:p>
      <text:p text:style-name="P1"><text:s text:c="32"/>kfree(tail);</text:p>
      <text:p text:style-name="P1"><text:s text:c="24"/>}</text:p>
      <text:p text:style-name="P1"><text:s text:c="16"/>}</text:p>
      <text:p text:style-name="P1"><text:s text:c="16"/>printk("%s: called from this LINE:%d\n", __func__,__LINE__);</text:p>
      <text:p text:style-name="P1"></text:p>
      <text:p text:style-name="P1"><text:s text:c="8"/>}</text:p>
      <text:p text:style-name="P1"></text:p>
      <text:p text:style-name="P1"><text:s text:c="8"/>return 0;</text:p>
      <text:p text:style-name="P1"></text:p>
      <text:p text:style-name="P1"><text:soft-page-break/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49:27.525058955</meta:creation-date>
    <dc:date>2018-02-09T11:59:53.346270221</dc:date>
    <meta:editing-duration>PT6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4" meta:paragraph-count="145" meta:word-count="431" meta:character-count="7706" meta:non-whitespace-character-count="3866"/>
  </office:meta>
</office:document-meta>
</file>